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lge 6: Es gibt Stress zwischen Philip und Reza, weil Reza am Montag einkaufen sollte, und jetzt gibt es nichts zum essen. Philip sagt, dass die Dinge, die mit allen betreffen, soll man gleich erledigen. Während des Stress kommt Jojo an und sagt, dass sie ein Praktikum bei Alex machen wird. Jojo chillt mit Mark, aber findet seine Laune schlimm. Lotta ist gestressed, weil ihr Freund ihr wieder nicht helfen wird, und Jojo bietet sie zu helfen an.</text:p>
      <text:p text:style-name="Standard"/>
      <text:p text:style-name="Standard">Folge 7: Jojo hilft Lotta mit ihren Entwürfen und sie verstehen einander super. Reza sagt zu Philip, dass er Recht beim einkaufen hatte, aber die Laune wird nicht viel besser. Reza bekommt einen Brief von Lena, aber kann nicht zurück schreiben. Er spricht mit Jojo darüber, als Lotta kommt und sagt, dass irhe Mutter krank ist. </text:p>
      <text:p text:style-name="Standard"/>
      <text:p text:style-name="Standard">Folge 8: Jojos Chef lässt seine schlechte Laune gern an ihr. Philipp und ein neuer Gast sagen dass sie nicht dafür sorgen soll. Als Jojo den neuen Gast sieht ist sie total wortlos. Als Jojo nach Hause kommt sieht sie Lotta am Boden und spricht mit ihr. Sie fühlt sich schlecht weil ihre Mutter Diabetes hat und konnte nicht schlafen.</text:p>
      <text:p text:style-name="Standard"/>
      <text:p text:style-name="Standard">Folge 9: Als Jojo bei ihrem Praktikum kommt geht es nicht wie sie sich vorgestellt hatte. Sie kommt nach Hause und Philip hat ein Geschenk für sie wegen Vincents schlechte Laune. Es ist eine Halskette, aber Jojo wollte sie nicht annehmen, weil sie zu teuer ist, und Mark wurde es nicht toll finden. Lottas mutter kommt an und sagt, dass sie ruhen mus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Ritchie</meta:initial-creator>
    <meta:creation-date>2016-04-24T20:35:50.69</meta:creation-date>
    <meta:document-statistic meta:table-count="0" meta:image-count="0" meta:object-count="0" meta:page-count="1" meta:paragraph-count="4" meta:word-count="257" meta:character-count="1463"/>
    <dc:date>2016-04-24T21:12:15.78</dc:date>
    <dc:creator>Robert Ritchie</dc:creator>
    <meta:editing-duration>PT6M4S</meta:editing-duration>
    <meta:editing-cycles>1</meta:editing-cycles>
    <meta:generator>OpenOffice/4.1.1$Win32 OpenOffice.org_project/411m6$Build-9775</meta:generator>
  </office:meta>
</office:document-meta>
</file>